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2010000002600000026159172AD.png" manifest:media-type="image/png"/>
  <manifest:file-entry manifest:full-path="Pictures/100002010000062E0000075F0B8DFE08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Prime1" svg:font-family="'Courier Prime'" style:font-family-generic="modern" style:font-pitch="fixed"/>
    <style:font-face style:name="Courier Prime2" svg:font-family="'Courier Prime'" style:font-adornments="Обычный" style:font-family-generic="modern" style:font-pitch="fixed"/>
    <style:font-face style:name="Courier Prime" svg:font-family="'Courier Prime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draw:fill="solid" draw:fill-color="#000000" draw:fill-image-width="0cm" draw:fill-image-height="0cm"/>
    </style:style>
    <style:style style:name="gr1" style:family="graphic" style:parent-style-name="Объект_20_без_20_заливки_20_и_20_линий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000000" draw:fill-color="#ffffd7" draw:textarea-horizontal-align="justify" draw:textarea-vertical-align="middle" draw:auto-grow-height="false" fo:min-height="0cm" fo:min-width="0.056cm" fo:wrap-option="no-wrap"/>
    </style:style>
    <style:style style:name="gr3" style:family="graphic" style:parent-style-name="standard">
      <style:graphic-properties svg:stroke-width="0.1cm" svg:stroke-color="#ff3333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4" style:family="graphic" style:parent-style-name="Объект_20_без_20_заливки_20_и_20_линий_5f_3_5f_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Courier Prime2" fo:font-size="12pt" fo:font-weight="bold" style:font-size-asian="18pt" style:font-size-complex="18pt"/>
    </style:style>
    <style:style style:name="P3" style:family="paragraph">
      <style:paragraph-properties fo:text-align="center"/>
      <style:text-properties fo:color="#000000" fo:font-size="12pt" style:font-size-asian="18pt" style:font-size-complex="18pt"/>
    </style:style>
    <style:style style:name="P4" style:family="paragraph">
      <style:paragraph-properties fo:text-align="center"/>
      <style:text-properties fo:color="#000000" style:font-name="Courier Prime2" fo:font-size="12pt" style:font-size-asian="18pt" style:font-size-complex="18pt"/>
    </style:style>
    <style:style style:name="P5" style:family="paragraph">
      <style:paragraph-properties fo:text-align="center"/>
      <style:text-properties fo:color="#000000" style:font-size-asian="18pt" style:font-size-complex="18pt"/>
    </style:style>
    <style:style style:name="P6" style:family="paragraph">
      <style:paragraph-properties fo:text-align="center"/>
      <style:text-properties fo:color="#000000" style:font-name="Courier Prime2" fo:font-size="12pt" fo:font-weight="bold" style:font-size-asian="18pt" style:font-size-complex="18pt"/>
    </style:style>
    <style:style style:name="T1" style:family="text">
      <style:text-properties style:font-name="Courier Prime2" fo:font-size="12pt" fo:font-weight="bold" style:font-size-asian="18pt" style:font-size-complex="18pt"/>
    </style:style>
    <style:style style:name="T2" style:family="text">
      <style:text-properties style:font-name="Courier Prime2"/>
    </style:style>
    <style:style style:name="T3" style:family="text">
      <style:text-properties style:font-name="Courier Prime2" fo:font-size="12pt" fo:font-weight="bold"/>
    </style:style>
    <style:style style:name="T4" style:family="text">
      <style:text-properties style:font-name="Courier Prime2" fo:font-size="12pt"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Step 1" draw:style-name="dp1" draw:master-page-name="Обычный">
        <draw:frame draw:style-name="gr1" draw:text-style-name="P1" draw:layer="layout" svg:width="15.927cm" svg:height="18.999cm" svg:x="2.537cm" svg:y="3.573cm">
          <draw:image xlink:href="Pictures/100002010000062E0000075F0B8DFE08.png" xlink:type="simple" xlink:show="embed" xlink:actuate="onLoad">
            <text:p/>
          </draw:image>
        </draw:frame>
        <draw:custom-shape draw:style-name="gr2" draw:text-style-name="P2" draw:layer="layout" svg:width="2.5cm" svg:height="1.2cm" svg:x="11.7cm" svg:y="10.7cm">
          <text:p text:style-name="P1"><text:span text:style-name="T1">B2C</text:span></text:p>
          <text:p text:style-name="P1"><text:span text:style-name="T1">company</text:span></text:p>
          <draw:enhanced-geometry svg:viewBox="0 0 21600 21600" draw:text-areas="800 800 20800 20800" draw:type="round-rectangular-callout" draw:modifiers="3152.33906437425 36689.425478767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2" draw:layer="layout" svg:width="3.2cm" svg:height="1.7cm" svg:x="5.3cm" svg:y="5.7cm">
          <text:p text:style-name="P1"><text:span text:style-name="T1">Financial</text:span></text:p>
          <text:p text:style-name="P1"><text:span text:style-name="T1">System</text:span></text:p>
          <draw:enhanced-geometry svg:viewBox="0 0 21600 21600" draw:text-areas="800 800 20800 20800" draw:type="round-rectangular-callout" draw:modifiers="21532.5210871603 23352.380952380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2" draw:layer="layout" svg:width="2.5cm" svg:height="1.2cm" svg:x="5.4cm" svg:y="10.7cm">
          <text:p text:style-name="P1"><text:span text:style-name="T1">B2B</text:span></text:p>
          <text:p text:style-name="P1"><text:span text:style-name="T1">company</text:span></text:p>
          <draw:enhanced-geometry svg:viewBox="0 0 21600 21600" draw:text-areas="800 800 20800 20800" draw:type="round-rectangular-callout" draw:modifiers="13464.3742502999 28829.97502081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2" draw:layer="layout" svg:width="2.5cm" svg:height="1.2cm" svg:x="7.9cm" svg:y="14.1cm">
          <text:p text:style-name="P1"><text:span text:style-name="T1">B2B</text:span></text:p>
          <text:p text:style-name="P1"><text:span text:style-name="T1">market</text:span></text:p>
          <draw:enhanced-geometry svg:viewBox="0 0 21600 21600" draw:text-areas="800 800 20800 20800" draw:type="round-rectangular-callout" draw:modifiers="13464.3742502999 28829.97502081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2" draw:layer="layout" svg:width="2.5cm" svg:height="1.2cm" svg:x="12.8cm" svg:y="19.3cm">
          <text:p text:style-name="P1"><text:span text:style-name="T1">B2C</text:span></text:p>
          <text:p text:style-name="P1"><text:span text:style-name="T1">market</text:span></text:p>
          <draw:enhanced-geometry svg:viewBox="0 0 21600 21600" draw:text-areas="800 800 20800 20800" draw:type="round-rectangular-callout" draw:modifiers="14448.9404238305 -2823.6469608659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2" draw:layer="layout" svg:width="2.5cm" svg:height="1.2cm" svg:x="15.6cm" svg:y="11.7cm">
          <text:p text:style-name="P1"><text:span text:style-name="T1">B2C</text:span></text:p>
          <text:p text:style-name="P1"><text:span text:style-name="T1">Worker</text:span></text:p>
          <draw:enhanced-geometry svg:viewBox="0 0 21600 21600" draw:text-areas="800 800 20800 20800" draw:type="round-rectangular-callout" draw:modifiers="4439.18432626949 39387.177352206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2" draw:layer="layout" svg:width="2.5cm" svg:height="1.2cm" svg:x="12.8cm" svg:y="12.4cm">
          <text:p text:style-name="P1"><text:span text:style-name="T1">B2B</text:span></text:p>
          <text:p text:style-name="P1"><text:span text:style-name="T1">Worker</text:span></text:p>
          <draw:enhanced-geometry svg:viewBox="0 0 21600 21600" draw:text-areas="800 800 20800 20800" draw:type="round-rectangular-callout" draw:modifiers="19475.4098360656 27535.054121565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1" draw:layer="layout" svg:width="1.2cm" svg:height="1.2cm" svg:x="5.7cm" svg:y="15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draw:layer="layout" svg:width="0.5cm" svg:height="0.5cm" svg:x="6.05cm" svg:y="15.5cm">
          <draw:image xlink:href="Pictures/100002010000002600000026159172AD.png" xlink:type="simple" xlink:show="embed" xlink:actuate="onLoad">
            <text:p text:style-name="P3"><text:span text:style-name="T2">M1</text:span></text:p>
          </draw:image>
        </draw:frame>
        <draw:custom-shape draw:style-name="gr2" draw:text-style-name="P6" draw:layer="layout" svg:width="4.3cm" svg:height="1.2cm" svg:x="1.5cm" svg:y="13.9cm">
          <text:p text:style-name="P5"><text:span text:style-name="T3">M1</text:span></text:p>
          <text:p text:style-name="P5"><text:span text:style-name="T4">Interest rate I0</text:span></text:p>
          <draw:enhanced-geometry svg:viewBox="0 0 21600 21600" draw:text-areas="800 800 20800 20800" draw:type="round-rectangular-callout" draw:modifiers="22674.7268077191 30448.626144879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4" draw:text-style-name="P4" draw:layer="layout" svg:width="0.5cm" svg:height="0.5cm" svg:x="12.05cm" svg:y="15.5cm">
          <draw:image xlink:href="Pictures/100002010000002600000026159172AD.png" xlink:type="simple" xlink:show="embed" xlink:actuate="onLoad">
            <text:p text:style-name="P3"><text:span text:style-name="T2">M2</text:span></text:p>
          </draw:image>
        </draw:frame>
        <draw:custom-shape draw:style-name="gr3" draw:text-style-name="P1" draw:layer="layout" svg:width="1.2cm" svg:height="1.2cm" svg:x="11.7cm" svg:y="15.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6" draw:layer="layout" svg:width="4.3cm" svg:height="1.2cm" svg:x="12.6cm" svg:y="14cm">
          <text:p text:style-name="P5"><text:span text:style-name="T3">M2</text:span></text:p>
          <text:p text:style-name="P5"><text:span text:style-name="T4">Interest rate I0</text:span></text:p>
          <draw:enhanced-geometry svg:viewBox="0 0 21600 21600" draw:text-areas="800 800 20800 20800" draw:type="round-rectangular-callout" draw:modifiers="-1360.9858172518 28020.649458784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Prime1" svg:font-family="'Courier Prime'" style:font-family-generic="modern" style:font-pitch="fixed"/>
    <style:font-face style:name="Courier Prime2" svg:font-family="'Courier Prime'" style:font-adornments="Обычный" style:font-family-generic="modern" style:font-pitch="fixed"/>
    <style:font-face style:name="Courier Prime" svg:font-family="'Courier Prime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" style:display-name="Объект без заливки и линий_1" style:family="graphic" style:parent-style-name="Обычный_5f_1">
      <style:graphic-properties draw:stroke="none" draw:fill="none"/>
    </style:style>
    <style:style style:name="Объект_20_без_20_заливки_20_и_20_линий_5f_2" style:display-name="Объект без заливки и линий_2" style:family="graphic" style:parent-style-name="Обычный_5f_1">
      <style:graphic-properties draw:stroke="none" draw:fill="none"/>
    </style:style>
    <style:style style:name="Объект_20_без_20_заливки_20_и_20_линий_5f_3" style:display-name="Объект без заливки и линий_3" style:family="graphic" style:parent-style-name="Обычный_5f_1">
      <style:graphic-properties draw:stroke="none" draw:fill="none"/>
    </style:style>
    <style:style style:name="Объект_20_без_20_заливки_5f_1" style:display-name="Объект без заливки_1" style:family="graphic" style:parent-style-name="Обычный_5f_1">
      <style:graphic-properties svg:stroke-color="#000000" draw:fill="none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" style:display-name="Объект без заливки и линий_3_1" style:family="graphic" style:parent-style-name="Обычный_5f_1_5f_1">
      <style:graphic-properties draw:stroke="none" draw:fill="none"/>
    </style:style>
    <style:style style:name="Объект_20_без_20_заливки_5f_2" style:display-name="Объект без заливки_2" style:family="graphic" style:parent-style-name="Обычный_5f_1">
      <style:graphic-properties svg:stroke-color="#000000" draw:fill="none"/>
    </style:style>
    <style:style style:name="Обычный_5f_1_5f_2" style:display-name="Обычный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" style:display-name="Обычный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" style:display-name="Объект без заливки и линий_3_1_1" style:family="graphic" style:parent-style-name="Обычный_5f_1_5f_1_5f_1">
      <style:graphic-properties draw:stroke="none" draw:fill="none"/>
    </style:style>
    <style:style style:name="Объект_20_без_20_заливки_5f_3" style:display-name="Объект без заливки_3" style:family="graphic" style:parent-style-name="Обычный_5f_1">
      <style:graphic-properties svg:stroke-color="#000000" draw:fill="none"/>
    </style:style>
    <style:style style:name="Обычный_5f_1_5f_2_5f_1" style:display-name="Обычный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_5f_1" style:display-name="Обычный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" style:display-name="Обычный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" style:display-name="Обычный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_5f_1" style:display-name="Объект без заливки и линий_3_1_1_1" style:family="graphic" style:parent-style-name="Обычный_5f_1_5f_1_5f_1_5f_1">
      <style:graphic-properties draw:stroke="none" draw:fill="none"/>
    </style:style>
    <style:style style:name="Объект_20_без_20_заливки_5f_4" style:display-name="Объект без заливки_4" style:family="graphic" style:parent-style-name="Обычный_5f_1">
      <style:graphic-properties svg:stroke-color="#000000" draw:fill="none"/>
    </style:style>
    <style:style style:name="Обычный_5f_1_5f_2_5f_1_5f_1" style:display-name="Обычный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_5f_1_5f_1" style:display-name="Обычный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_5f_1" style:display-name="Обычный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_5f_1" style:display-name="Обычный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_5f_1_5f_1" style:display-name="Объект без заливки и линий_3_1_1_1_1" style:family="graphic" style:parent-style-name="Обычный_5f_1_5f_1_5f_1_5f_1_5f_1">
      <style:graphic-properties draw:stroke="none" draw:fill="none"/>
    </style:style>
    <style:style style:name="Обычный_5f_1_5f_2_5f_1_5f_1_5f_1" style:display-name="Обычный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_5f_1_5f_1_5f_1" style:display-name="Обычный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_5f_1_5f_1" style:display-name="Обычный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_5f_1_5f_1" style:display-name="Обычный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_5f_1_5f_1_5f_1" style:display-name="Объект без заливки и линий_3_1_1_1_1_1" style:family="graphic" style:parent-style-name="Обычный_5f_1_5f_1_5f_1_5f_1_5f_1_5f_1">
      <style:graphic-properties draw:stroke="none" draw:fill="none"/>
    </style:style>
    <style:style style:name="Обычный_5f_1_5f_2_5f_1_5f_1_5f_1_5f_1" style:display-name="Обычный_1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_5f_1_5f_1_5f_1_5f_1" style:display-name="Обычный_1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_5f_1_5f_1_5f_1" style:display-name="Обычный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_5f_1_5f_1_5f_1" style:display-name="Обычный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_5f_1_5f_1_5f_1_5f_1" style:display-name="Объект без заливки и линий_3_1_1_1_1_1_1" style:family="graphic" style:parent-style-name="Обычный_5f_1_5f_1_5f_1_5f_1_5f_1_5f_1_5f_1">
      <style:graphic-properties draw:stroke="none" draw:fill="none"/>
    </style:style>
    <style:style style:name="Объект_20_без_20_заливки_5f_5" style:display-name="Объект без заливки_5" style:family="graphic" style:parent-style-name="Обычный_5f_1">
      <style:graphic-properties svg:stroke-color="#000000" draw:fill="none"/>
    </style:style>
    <style:style style:name="Обычный_5f_1_5f_2_5f_1_5f_1_5f_1_5f_1_5f_1" style:display-name="Обычный_1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_5f_1_5f_1_5f_1_5f_1_5f_1" style:display-name="Обычный_1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_5f_1_5f_1_5f_1_5f_1" style:display-name="Обычный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_5f_1_5f_1_5f_1_5f_1" style:display-name="Обычный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_5f_1_5f_1_5f_1_5f_1_5f_1" style:display-name="Объект без заливки и линий_3_1_1_1_1_1_1_1" style:family="graphic" style:parent-style-name="Обычный_5f_1_5f_1_5f_1_5f_1_5f_1_5f_1_5f_1_5f_1">
      <style:graphic-properties draw:stroke="none" draw:fill="none"/>
    </style:style>
    <style:style style:name="Обычный_5f_1_5f_3" style:display-name="Обычный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" style:display-name="Обычный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5_5f_1" style:display-name="Объект без заливки_5_1" style:family="graphic" style:parent-style-name="Обычный_5f_1_5f_3">
      <style:graphic-properties svg:stroke-color="#000000" draw:fill="none"/>
    </style:style>
    <style:style style:name="Обычный_5f_1_5f_2_5f_1_5f_1_5f_1_5f_1_5f_1_5f_1" style:display-name="Обычный_1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_5f_1_5f_1_5f_1_5f_1_5f_1_5f_1" style:display-name="Обычный_1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_5f_1_5f_1_5f_1_5f_1_5f_1" style:display-name="Обычный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_5f_1_5f_1_5f_1_5f_1_5f_1" style:display-name="Обычный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_5f_1_5f_1_5f_1_5f_1_5f_1_5f_1" style:display-name="Объект без заливки и линий_3_1_1_1_1_1_1_1_1" style:family="graphic" style:parent-style-name="Обычный_5f_1_5f_1_5f_1_5f_1_5f_1_5f_1_5f_1_5f_1_5f_1">
      <style:graphic-properties draw:stroke="none" draw:fill="none"/>
    </style:style>
    <style:style style:name="Обычный_5f_1_5f_3_5f_1" style:display-name="Обычный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_5f_1" style:display-name="Обычный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5_5f_1_5f_1" style:display-name="Объект без заливки_5_1_1" style:family="graphic" style:parent-style-name="Обычный_5f_1_5f_3_5f_1">
      <style:graphic-properties svg:stroke-color="#000000" draw:fill="none"/>
    </style:style>
    <style:style style:name="Обычный_5f_1_5f_2_5f_1_5f_1_5f_1_5f_1_5f_1_5f_1_5f_1" style:display-name="Обычный_1_2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_5f_1_5f_1_5f_1_5f_1_5f_1_5f_1_5f_1" style:display-name="Обычный_1_2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_5f_1_5f_1_5f_1_5f_1_5f_1_5f_1" style:display-name="Обычный_1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_5f_1_5f_1_5f_1_5f_1_5f_1_5f_1" style:display-name="Обычный_1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_5f_1_5f_1_5f_1_5f_1_5f_1_5f_1_5f_1" style:display-name="Объект без заливки и линий_3_1_1_1_1_1_1_1_1_1" style:family="graphic" style:parent-style-name="Обычный_5f_1_5f_1_5f_1_5f_1_5f_1_5f_1_5f_1_5f_1_5f_1_5f_1">
      <style:graphic-properties draw:stroke="none" draw:fill="none"/>
    </style:style>
    <style:style style:name="Обычный_5f_1_5f_2_5f_1_5f_1_5f_1_5f_1_5f_1_5f_1_5f_1_5f_1" style:display-name="Обычный_1_2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_5f_1_5f_1_5f_1_5f_1_5f_1_5f_1_5f_1_5f_1" style:display-name="Обычный_1_2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_5f_1_5f_1_5f_1_5f_1_5f_1_5f_1_5f_1" style:display-name="Обычный_1_1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_5f_1_5f_1_5f_1_5f_1_5f_1_5f_1_5f_1" style:display-name="Обычный_1_1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_5f_1_5f_1_5f_1_5f_1_5f_1_5f_1_5f_1_5f_1" style:display-name="Объект без заливки и линий_3_1_1_1_1_1_1_1_1_1_1" style:family="graphic" style:parent-style-name="Обычный_5f_1_5f_1_5f_1_5f_1_5f_1_5f_1_5f_1_5f_1_5f_1_5f_1_5f_1">
      <style:graphic-properties draw:stroke="none" draw:fill="none"/>
    </style:style>
    <style:style style:name="Обычный_5f_1_5f_2_5f_1_5f_1_5f_1_5f_1_5f_1_5f_1_5f_1_5f_1_5f_1" style:display-name="Обычный_1_2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_5f_1_5f_1_5f_1_5f_1_5f_1_5f_1_5f_1_5f_1_5f_1" style:display-name="Обычный_1_2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_5f_1_5f_1_5f_1_5f_1_5f_1_5f_1_5f_1_5f_1" style:display-name="Обычный_1_1_1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_5f_1_5f_1_5f_1_5f_1_5f_1_5f_1_5f_1_5f_1" style:display-name="Обычный_1_1_1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_5f_1_5f_1_5f_1_5f_1_5f_1_5f_1_5f_1_5f_1_5f_1" style:display-name="Объект без заливки и линий_3_1_1_1_1_1_1_1_1_1_1_1" style:family="graphic" style:parent-style-name="Обычный_5f_1_5f_1_5f_1_5f_1_5f_1_5f_1_5f_1_5f_1_5f_1_5f_1_5f_1_5f_1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27T21:16:02.133000000</meta:creation-date>
    <dc:date>2018-12-20T20:38:12.210000000</dc:date>
    <meta:editing-duration>PT4H27M35S</meta:editing-duration>
    <meta:editing-cycles>59</meta:editing-cycles>
    <meta:generator>LibreOffice/4.2.3.3$Windows_x86 LibreOffice_project/882f8a0a489bc99a9e60c7905a60226254cb6ff0</meta:generator>
    <meta:document-statistic meta:object-count="14"/>
  </office:meta>
</office:document-meta>
</file>